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1pt" fo:font-weight="bold" style:font-size-asian="11pt" style:font-weight-asian="bold" style:font-size-complex="11pt"/>
    </style:style>
    <style:style style:name="P2" style:family="paragraph" style:parent-style-name="Standard">
      <style:text-properties style:font-name="Georgia" fo:font-size="11pt" fo:font-weight="bold" officeooo:rsid="00212355" style:font-size-asian="11pt" style:font-weight-asian="bold" style:font-size-complex="11pt"/>
    </style:style>
    <style:style style:name="P3" style:family="paragraph" style:parent-style-name="Standard">
      <style:text-properties style:font-name="Georgia" fo:font-size="11pt" fo:font-weight="bold" officeooo:paragraph-rsid="001fc29e" style:font-size-asian="11pt" style:font-weight-asian="bold" style:font-size-complex="11pt"/>
    </style:style>
    <style:style style:name="P4" style:family="paragraph" style:parent-style-name="Standard">
      <style:text-properties style:font-name="Georgia" fo:font-size="11pt" fo:font-weight="bold" officeooo:paragraph-rsid="00228739" style:font-size-asian="11pt" style:font-weight-asian="bold" style:font-size-complex="11pt"/>
    </style:style>
    <style:style style:name="P5" style:family="paragraph" style:parent-style-name="Standard">
      <style:text-properties style:font-name="Georgia" fo:font-size="11pt" fo:font-weight="bold" officeooo:paragraph-rsid="00255c51" style:font-size-asian="11pt" style:font-weight-asian="bold" style:font-size-complex="11pt"/>
    </style:style>
    <style:style style:name="P6" style:family="paragraph" style:parent-style-name="Standard">
      <style:text-properties style:font-name="Georgia" fo:font-size="11pt" fo:font-weight="bold" officeooo:paragraph-rsid="00274e96" style:font-size-asian="11pt" style:font-weight-asian="bold" style:font-size-complex="11pt"/>
    </style:style>
    <style:style style:name="P7" style:family="paragraph" style:parent-style-name="Standard">
      <style:text-properties style:font-name="Georgia" fo:font-size="11pt" fo:font-weight="bold" officeooo:paragraph-rsid="002916ba" style:font-size-asian="11pt" style:font-weight-asian="bold" style:font-size-complex="11pt"/>
    </style:style>
    <style:style style:name="P8" style:family="paragraph" style:parent-style-name="Standard">
      <style:text-properties style:font-name="Georgia" fo:font-size="11pt" fo:font-weight="bold" officeooo:paragraph-rsid="0029f53c" style:font-size-asian="11pt" style:font-weight-asian="bold" style:font-size-complex="11pt"/>
    </style:style>
    <style:style style:name="P9" style:family="paragraph" style:parent-style-name="Standard">
      <style:text-properties style:font-name="Georgia" fo:font-size="11pt" fo:font-weight="bold" officeooo:paragraph-rsid="0034dcda" style:font-size-asian="11pt" style:font-weight-asian="bold" style:font-size-complex="11pt"/>
    </style:style>
    <style:style style:name="P10" style:family="paragraph" style:parent-style-name="Standard">
      <style:text-properties style:font-name="Georgia" fo:font-size="11pt" fo:font-weight="bold" officeooo:paragraph-rsid="0038bf88" style:font-size-asian="11pt" style:font-weight-asian="bold" style:font-size-complex="11pt"/>
    </style:style>
    <style:style style:name="P11" style:family="paragraph" style:parent-style-name="Standard">
      <style:text-properties style:font-name="Georgia" fo:font-size="11pt" fo:font-weight="bold" officeooo:paragraph-rsid="003abb74" style:font-size-asian="11pt" style:font-weight-asian="bold" style:font-size-complex="11pt"/>
    </style:style>
    <style:style style:name="P12" style:family="paragraph" style:parent-style-name="Standard">
      <style:text-properties style:font-name="Georgia" fo:font-size="11pt" fo:font-weight="bold" officeooo:paragraph-rsid="003e50ce" style:font-size-asian="11pt" style:font-weight-asian="bold" style:font-size-complex="11pt"/>
    </style:style>
    <style:style style:name="P13" style:family="paragraph" style:parent-style-name="Standard">
      <style:text-properties style:font-name="Georgia" fo:font-size="11pt" fo:font-weight="bold" fo:background-color="#ffff00" style:font-size-asian="11pt" style:font-weight-asian="bold" style:font-size-complex="11pt"/>
    </style:style>
    <style:style style:name="P14" style:family="paragraph" style:parent-style-name="Standard">
      <style:text-properties style:font-name="Georgia" fo:font-size="11pt" fo:font-weight="bold" officeooo:paragraph-rsid="001fc29e" fo:background-color="#ffff00" style:font-size-asian="11pt" style:font-weight-asian="bold" style:font-size-complex="11pt"/>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11pt" officeooo:paragraph-rsid="001fc29e" style:font-size-asian="11pt" style:font-size-complex="11pt"/>
    </style:style>
    <style:style style:name="P17" style:family="paragraph" style:parent-style-name="Standard">
      <style:text-properties fo:font-size="11pt" officeooo:paragraph-rsid="002916ba" style:font-size-asian="11pt" style:font-size-complex="11pt"/>
    </style:style>
    <style:style style:name="P18" style:family="paragraph" style:parent-style-name="Standard">
      <style:text-properties fo:font-size="11pt" officeooo:paragraph-rsid="0029f53c" style:font-size-asian="11pt" style:font-size-complex="11pt"/>
    </style:style>
    <style:style style:name="P19" style:family="paragraph" style:parent-style-name="Standard" style:master-page-name="Standard">
      <style:paragraph-properties style:page-number="auto"/>
      <style:text-properties style:font-name="Georgia" fo:font-size="11pt" fo:font-weight="bold" style:font-size-asian="11pt" style:font-weight-asian="bold" style:font-size-complex="11pt"/>
    </style:style>
    <style:style style:name="P20" style:family="paragraph" style:parent-style-name="Standard">
      <style:text-properties style:use-window-font-color="true" style:font-name="Georgia" fo:font-size="11pt" fo:language="en" fo:country="US" fo:font-weight="bold" officeooo:rsid="002c9722" officeooo:paragraph-rsid="002c9722" style:letter-kerning="false" style:font-name-asian="Calibri1" style:font-size-asian="11pt" style:language-asian="en" style:country-asian="US" style:font-weight-asian="bold" style:font-name-complex="DejaVu Sans" style:font-size-complex="11pt" style:language-complex="ar" style:country-complex="SA"/>
    </style:style>
    <style:style style:name="P21" style:family="paragraph" style:parent-style-name="Standard">
      <style:text-properties style:use-window-font-color="true" style:font-name="Georgia" fo:font-size="11pt" fo:language="en" fo:country="US" fo:font-weight="normal" officeooo:rsid="0039947b" officeooo:paragraph-rsid="0039947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text-properties style:font-name="Georgia" fo:font-size="11pt" fo:font-weight="bold" officeooo:paragraph-rsid="00418e97" style:font-size-asian="11pt" style:font-weight-asian="bold" style:font-size-complex="11pt"/>
    </style:style>
    <style:style style:name="P23" style:family="paragraph" style:parent-style-name="Standard">
      <style:text-properties style:font-name="Georgia" fo:font-size="11pt" fo:font-weight="normal" officeooo:rsid="00430623" officeooo:paragraph-rsid="00430623" style:font-size-asian="11pt" style:font-weight-asian="normal" style:font-size-complex="11pt" style:font-weight-complex="normal"/>
    </style:style>
    <style:style style:name="T1" style:family="text">
      <style:text-properties style:font-name="Georgia" fo:font-weight="bold" style:font-weight-asian="bold"/>
    </style:style>
    <style:style style:name="T2" style:family="text">
      <style:text-properties style:font-name="Georgia" fo:font-weight="bold" officeooo:rsid="002916ba" style:font-weight-asian="bold"/>
    </style:style>
    <style:style style:name="T3" style:family="text">
      <style:text-properties style:font-name="Georgia" fo:font-weight="bold" officeooo:rsid="0029f53c" style:font-weight-asian="bold"/>
    </style:style>
    <style:style style:name="T4" style:family="text">
      <style:text-properties style:font-name="Georgia" fo:font-weight="bold" officeooo:rsid="002b8a51" style:font-weight-asian="bold"/>
    </style:style>
    <style:style style:name="T5" style:family="text">
      <style:text-properties style:font-name="Georgia" fo:font-weight="bold" officeooo:rsid="003553b4" style:font-weight-asian="bold"/>
    </style:style>
    <style:style style:name="T6" style:family="text">
      <style:text-properties style:font-name="Georgia" fo:font-weight="bold" fo:background-color="#ffff00" loext:char-shading-value="0" style:font-weight-asian="bold"/>
    </style:style>
    <style:style style:name="T7" style:family="text">
      <style:text-properties officeooo:rsid="00228739"/>
    </style:style>
    <style:style style:name="T8" style:family="text">
      <style:text-properties officeooo:rsid="00242c0e"/>
    </style:style>
    <style:style style:name="T9" style:family="text">
      <style:text-properties officeooo:rsid="002c9722"/>
    </style:style>
    <style:style style:name="T10" style:family="text">
      <style:text-properties fo:font-weight="normal" officeooo:rsid="003abb74" style:font-weight-asian="normal" style:font-weight-complex="normal"/>
    </style:style>
    <style:style style:name="T11" style:family="text">
      <style:text-properties fo:font-weight="normal" officeooo:rsid="003ca89d" style:font-weight-asian="normal" style:font-weight-complex="normal"/>
    </style:style>
    <style:style style:name="T12" style:family="text">
      <style:text-properties fo:font-weight="normal" officeooo:rsid="003e50ce" style:font-weight-asian="normal" style:font-weight-complex="normal"/>
    </style:style>
    <style:style style:name="T13" style:family="text">
      <style:text-properties fo:font-weight="normal" officeooo:rsid="00418e97" style:font-weight-asian="normal" style:font-weight-complex="normal"/>
    </style:style>
    <style:style style:name="T14" style:family="text">
      <style:text-properties officeooo:rsid="00412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thnography</text:p>
      <text:p text:style-name="P2"/>
      <text:p text:style-name="P13"><text:bookmark-start text:name="1"/>Questions of Place.<text:bookmark-end text:name="1"/></text:p>
      <text:p text:style-name="P1">Geography</text:p>
      <text:p text:style-name="P20">Where is this culture?</text:p>
      <text:p text:style-name="P21">The Vanhar are the Forhos waith of Glinoras who fled into the Morinuin. The Vanhar people at first shared the same culture as the Waith of the Four Cities, however in time the subterranean isolation warped their minds. Vanhar territory is <text:span text:style-name="T14">primarily in </text:span>caves beneath East Luazil, <text:span text:style-name="T14">though after the end of the Usada some took to the surface world.</text:span></text:p>
      <text:p text:style-name="P1"/>
      <text:p text:style-name="P1">Civilization</text:p>
      <text:p text:style-name="P11">What are the borders of society like?</text:p>
      <text:p text:style-name="P12"><text:span text:style-name="T10">The Vanhar are primarily distributed—they have few cities, though they inhabit several thousand small villages in the Morinuin. </text:span><text:span text:style-name="T11">The edges of their civilization are unremarkable; dark tunnels and caverns expanding endlessly beneath the world.</text:span><text:line-break/>How many people live here?</text:p>
      <text:p text:style-name="P22"><text:span text:style-name="T12">At 55 kyr BBT, the Vanhar numbered 125,000. However, after the end of the Usada some </text:span><text:span text:style-name="T13">20,000</text:span><text:span text:style-name="T12"> Vanhar exited the Morinuin.</text:span><text:line-break/>Where do they congregate? <text:span text:style-name="T9">Do they have cities, tribes, bands?</text:span></text:p>
      <text:p text:style-name="P23">The two largest cities of the Morinuin are Undutalath and Lumiria. Created in the ancient times by the Ariel of the Forhos, the cities are magnificent. The cities lie in massive caves with their own ecosystems filled with plants and animals fashioned by the Ariel of the past.</text:p>
      <text:p text:style-name="P1"/>
      <text:p text:style-name="P14"><text:bookmark-start text:name="14"/>Questions of Technology.<text:bookmark-end text:name="14"/></text:p>
      <text:p text:style-name="P3">Describe the technological level of the society.</text:p>
      <text:p text:style-name="P3"><text:line-break/>Architecture<text:line-break/>What major architectural styles are present?<text:line-break/></text:p>
      <text:p text:style-name="P14"><text:bookmark-start text:name="7"/>Questions of Faith.<text:bookmark-end text:name="7"/></text:p>
      <text:p text:style-name="P3">Religious Structure</text:p>
      <text:p text:style-name="P3">What are the major religious groups in the region? Repeat this section for each religious group if needed.<text:line-break/><text:tab/>What is the <text:span text:style-name="T7">type of religion? See “Theism” on Wikipedia.</text:span></text:p>
      <text:p text:style-name="P4"><text:tab/>What are some of their core doctrines, dogmas, beliefs and practices? What <text:tab/>is the overall cosmology and eschatology in religious terms? What does this <text:tab/>religion say about deat<text:span text:style-name="T7">h</text:span>?<text:line-break/><text:tab/>What religious officials are there? Is there a formal clergy? How are they <text:tab/>organized? Are there monastic groups or cults?</text:p>
      <text:p text:style-name="P9"><text:tab/>What are the most popular rituals or festivals? Is there a set religious <text:tab/>calendar? <text:line-break/></text:p>
      <text:p text:style-name="P3">Societal Views</text:p>
      <text:p text:style-name="P3">Are there differing <text:span text:style-name="T7">factions, </text:span>denominations, or sects of the religion? How do they differ?</text:p>
      <text:p text:style-name="P3">What relationship do religious and political leaders have?<text:line-break/></text:p>
      <text:p text:style-name="P14"><text:bookmark-start text:name="17"/>Questions of Death and Burial.<text:bookmark-end text:name="17"/></text:p>
      <text:p text:style-name="P16"><text:soft-page-break/><text:span text:style-name="T1">What does this society do with the </text:span><text:span text:style-name="T5">dead</text:span><text:span text:style-name="T1">?<text:line-break/><text:line-break/></text:span><text:span text:style-name="T6">Questions of Magic.</text:span><text:span text:style-name="T1"><text:line-break/>How is magic integrated into society?<text:line-break/></text:span></text:p>
      <text:p text:style-name="P14"><text:bookmark-start text:name="3"/>Questions of Race and Ethnicity.<text:bookmark-end text:name="3"/></text:p>
      <text:p text:style-name="P3">What are the chief races <text:span text:style-name="T8">and ethnic groups </text:span>in the region?</text:p>
      <text:p text:style-name="P3">What are typical attitudes of the native (or majority) ethnos to immigrants and other ethnicities?</text:p>
      <text:p text:style-name="P3"/>
      <text:p text:style-name="P14"><text:bookmark-start text:name="5"/>Questions of Customs and Social Life.<text:bookmark-end text:name="5"/></text:p>
      <text:p text:style-name="P5">When and how does someone go from child to adult?</text:p>
      <text:p text:style-name="P3">Who inherits property? Titles? Position?<text:line-break/>What are the most popular games? How important are they?<text:line-break/></text:p>
      <text:p text:style-name="P3">Social Division</text:p>
      <text:p text:style-name="P3">What social classes or divisions exist in this society?<text:line-break/></text:p>
      <text:p text:style-name="P3">Clothing and Fashion</text:p>
      <text:p text:style-name="P6">What kind of clothes do people wear?</text:p>
      <text:p text:style-name="P6">How do people react to tattoos? Piercings? Facial hair? Cosmetics?<text:line-break/><text:line-break/>Entertainments<text:line-break/>What other major forms of entertainment are there?<text:line-break/></text:p>
      <text:p text:style-name="P14"><text:bookmark-start text:name="9"/>Questions of Art.<text:bookmark-end text:name="9"/></text:p>
      <text:p text:style-name="P3">What are the favorite and least favorite artforms of the society?</text:p>
      <text:p text:style-name="P1"/>
      <text:p text:style-name="P14"><text:bookmark-start text:name="18"/>Questions of Government.<text:bookmark-end text:name="18"/></text:p>
      <text:p text:style-name="P10">What is the form of government? How is it structured? How is government chosen?<text:line-break/>What are some of the most fundamental policies of the government?<text:line-break/>What is the country’s general foreign policy?</text:p>
      <text:p text:style-name="P17"><text:span text:style-name="T2">What is the country’s justice system like?</text:span><text:span text:style-name="T1"><text:line-break/><text:line-break/>City Watch &amp; Sheriffs<text:line-break/>Is there a civilian police force, or is law enforcement the province of the military?<text:line-break/>Is the police force a nationalized one, or are there multiple regional forces?</text:span></text:p>
      <text:p text:style-name="P7"/>
      <text:p text:style-name="P14"><text:bookmark-start text:name="19"/>Questions of Warfare.<text:bookmark-end text:name="19"/></text:p>
      <text:p text:style-name="P3">Does the country have an armed force? What types? What size?<text:line-break/>What form of warfare does this society use?<text:line-break/>Who are the elite warriors? What distinguishes them?<text:line-break/></text:p>
      <text:p text:style-name="P13"><text:bookmark-start text:name="11"/>Questions of Health.<text:bookmark-end text:name="11"/></text:p>
      <text:p text:style-name="P8">What is the average life expectancy?</text:p>
      <text:p text:style-name="P18"><text:span text:style-name="T3">Describe this society’s healthcare and sanitation.</text:span><text:span text:style-name="T1"><text:line-break/></text:span></text:p>
      <text:p text:style-name="P13"><text:bookmark-start text:name="13"/><text:soft-page-break/>Questions of Education.<text:bookmark-end text:name="13"/></text:p>
      <text:p text:style-name="P1">Describe the education of the society’s people<text:line-break/>Between which ages does education happen?<text:line-break/>Does this society have its own language? Its own writing system?<text:line-break/>How common is literacy? How is literacy viewed?<text:line-break/></text:p>
      <text:p text:style-name="P13"><text:bookmark-start text:name="15"/>Questions of Transportation and Communications.<text:bookmark-end text:name="15"/></text:p>
      <text:p text:style-name="P1">What are the roads like? How do they vary from place to place?<text:line-break/></text:p>
      <text:p text:style-name="P13"><text:bookmark-start text:name="16"/>Questions of Economics.<text:bookmark-end text:name="16"/></text:p>
      <text:p text:style-name="P15"><text:span text:style-name="T1">What is the local economy based on </text:span><text:span text:style-name="T4">(money, labor, fiat)</text:span><text:span text:style-name="T1">?<text:line-break/>How is wealth distributed?<text:line-break/>What do people expect from their government in return for the taxes pai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1-23T09:14:15.992425072</dc:date>
    <meta:editing-cycles>46</meta:editing-cycles>
    <meta:editing-duration>PT6H24M27S</meta:editing-duration>
    <meta:generator>LibreOffice/6.4.7.2$Linux_X86_64 LibreOffice_project/40$Build-2</meta:generator>
    <meta:document-statistic meta:table-count="0" meta:image-count="0" meta:object-count="0" meta:page-count="3" meta:paragraph-count="50" meta:word-count="672" meta:character-count="4154" meta:non-whitespace-character-count="35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